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Open Sans" svg:font-family="'Ope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körper">
      <style:paragraph-properties fo:margin-left="0.18cm" fo:margin-right="0.213cm" fo:margin-top="0.146cm" fo:margin-bottom="0cm" loext:contextual-spacing="false" fo:line-height="95%" fo:text-align="justify" style:justify-single-word="false" fo:text-indent="0.697cm" style:auto-text-indent="false"/>
      <style:text-properties officeooo:paragraph-rsid="00051f26"/>
    </style:style>
    <style:style style:name="P2" style:family="paragraph" style:parent-style-name="Textkörper">
      <style:paragraph-properties fo:margin-left="0.18cm" fo:margin-right="0.213cm" fo:margin-top="0.146cm" fo:margin-bottom="0cm" loext:contextual-spacing="false" fo:line-height="95%" fo:text-align="justify" style:justify-single-word="false" fo:text-indent="0.697cm" style:auto-text-indent="false"/>
      <style:text-properties style:font-name="Open Sans" officeooo:paragraph-rsid="00051f26"/>
    </style:style>
    <style:style style:name="P3" style:family="paragraph" style:parent-style-name="Textkörper">
      <style:paragraph-properties fo:margin-left="0.18cm" fo:margin-right="0.213cm" fo:margin-top="0.146cm" fo:margin-bottom="0cm" loext:contextual-spacing="false" fo:line-height="95%" fo:text-align="justify" style:justify-single-word="false" fo:text-indent="0.697cm" style:auto-text-indent="false"/>
      <style:text-properties officeooo:rsid="00051f26" officeooo:paragraph-rsid="00051f26"/>
    </style:style>
    <style:style style:name="P4" style:family="paragraph" style:parent-style-name="Textkörper">
      <style:paragraph-properties fo:margin-left="0.18cm" fo:margin-right="0.213cm" fo:margin-top="0.145cm" fo:margin-bottom="0cm" loext:contextual-spacing="false" fo:line-height="95%" fo:text-align="justify" style:justify-single-word="false" fo:text-indent="0.697cm" style:auto-text-indent="false"/>
      <style:text-properties style:font-name="Open Sans" officeooo:paragraph-rsid="00051f26"/>
    </style:style>
    <style:style style:name="P5" style:family="paragraph" style:parent-style-name="Textkörper">
      <style:text-properties style:font-name="Open Sans" officeooo:paragraph-rsid="00051f26"/>
    </style:style>
    <style:style style:name="P6" style:family="paragraph" style:parent-style-name="Textkörper" style:list-style-name="L2">
      <style:text-properties officeooo:paragraph-rsid="00051f26"/>
    </style:style>
    <style:style style:name="P7" style:family="paragraph" style:parent-style-name="Textkörper">
      <style:paragraph-properties fo:margin-left="0.18cm" fo:margin-right="0.206cm" fo:margin-top="0.139cm" fo:margin-bottom="0cm" loext:contextual-spacing="false" fo:line-height="95%" fo:text-align="justify" style:justify-single-word="false" fo:text-indent="0.697cm" style:auto-text-indent="false"/>
      <style:text-properties style:font-name="Open Sans" officeooo:paragraph-rsid="00051f26"/>
    </style:style>
    <style:style style:name="P8" style:family="paragraph" style:parent-style-name="Textkörper">
      <style:paragraph-properties fo:margin-left="0.18cm" fo:margin-right="0.206cm" fo:margin-top="0.141cm" fo:margin-bottom="0cm" loext:contextual-spacing="false" fo:line-height="95%" fo:text-align="justify" style:justify-single-word="false" fo:text-indent="0.697cm" style:auto-text-indent="false"/>
      <style:text-properties style:font-name="Open Sans" officeooo:paragraph-rsid="00051f26"/>
    </style:style>
    <style:style style:name="P9" style:family="paragraph" style:parent-style-name="Textkörper">
      <style:paragraph-properties fo:margin-left="0.18cm" fo:margin-right="0.206cm" fo:margin-top="0.146cm" fo:margin-bottom="0cm" loext:contextual-spacing="false" fo:line-height="95%" fo:text-align="justify" style:justify-single-word="false" fo:text-indent="0.697cm" style:auto-text-indent="false"/>
      <style:text-properties style:font-name="Open Sans" officeooo:paragraph-rsid="00051f26"/>
    </style:style>
    <style:style style:name="P10" style:family="paragraph" style:parent-style-name="Textkörper">
      <style:paragraph-properties fo:margin-left="0.18cm" fo:margin-right="0.208cm" fo:margin-top="0.141cm" fo:margin-bottom="0cm" loext:contextual-spacing="false" fo:line-height="95%" fo:text-align="justify" style:justify-single-word="false" fo:text-indent="0.697cm" style:auto-text-indent="false"/>
      <style:text-properties style:font-name="Open Sans" officeooo:paragraph-rsid="00051f26"/>
    </style:style>
    <style:style style:name="P11" style:family="paragraph" style:parent-style-name="Textkörper">
      <style:paragraph-properties fo:margin-left="0.18cm" fo:margin-right="0.212cm" fo:margin-top="0.146cm" fo:margin-bottom="0cm" loext:contextual-spacing="false" fo:line-height="95%" fo:text-align="justify" style:justify-single-word="false" fo:text-indent="0.697cm" style:auto-text-indent="false"/>
      <style:text-properties style:font-name="Open Sans" officeooo:paragraph-rsid="00051f26"/>
    </style:style>
    <style:style style:name="P12" style:family="paragraph" style:parent-style-name="Textkörper" style:list-style-name="L1">
      <style:paragraph-properties fo:margin-top="0.146cm" fo:margin-bottom="0cm" loext:contextual-spacing="false" fo:line-height="95%" fo:text-align="justify" style:justify-single-word="false"/>
      <style:text-properties officeooo:paragraph-rsid="00051f26"/>
    </style:style>
    <style:style style:name="P13" style:family="paragraph" style:parent-style-name="Textkörper" style:list-style-name="L5">
      <style:paragraph-properties fo:margin-top="0.146cm" fo:margin-bottom="0cm" loext:contextual-spacing="false" fo:line-height="95%" fo:text-align="justify" style:justify-single-word="false"/>
      <style:text-properties officeooo:paragraph-rsid="00051f26"/>
    </style:style>
    <style:style style:name="P14" style:family="paragraph" style:parent-style-name="Textkörper" style:list-style-name="L6">
      <style:paragraph-properties fo:margin-top="0.146cm" fo:margin-bottom="0cm" loext:contextual-spacing="false" fo:line-height="95%" fo:text-align="justify" style:justify-single-word="false"/>
      <style:text-properties officeooo:paragraph-rsid="00051f26"/>
    </style:style>
    <style:style style:name="P15" style:family="paragraph" style:parent-style-name="Textkörper" style:list-style-name="L3">
      <style:paragraph-properties fo:margin-top="0.141cm" fo:margin-bottom="0cm" loext:contextual-spacing="false" fo:line-height="95%" fo:text-align="justify" style:justify-single-word="false"/>
      <style:text-properties officeooo:paragraph-rsid="00051f26"/>
    </style:style>
    <style:style style:name="P16" style:family="paragraph" style:parent-style-name="Textkörper" style:list-style-name="L4">
      <style:paragraph-properties fo:margin-top="0.141cm" fo:margin-bottom="0cm" loext:contextual-spacing="false" fo:line-height="95%" fo:text-align="justify" style:justify-single-word="false"/>
      <style:text-properties officeooo:paragraph-rsid="00051f26"/>
    </style:style>
    <style:style style:name="P17" style:family="paragraph" style:parent-style-name="Textkörper" style:list-style-name="L8">
      <style:paragraph-properties fo:margin-top="0.141cm" fo:margin-bottom="0cm" loext:contextual-spacing="false" fo:line-height="95%" fo:text-align="justify" style:justify-single-word="false"/>
      <style:text-properties officeooo:paragraph-rsid="00051f26"/>
    </style:style>
    <style:style style:name="P18" style:family="paragraph" style:parent-style-name="Textkörper" style:list-style-name="L7">
      <style:paragraph-properties fo:margin-top="0.145cm" fo:margin-bottom="0cm" loext:contextual-spacing="false" fo:line-height="95%" fo:text-align="justify" style:justify-single-word="false"/>
      <style:text-properties officeooo:paragraph-rsid="00051f26"/>
    </style:style>
    <style:style style:name="P19" style:family="paragraph" style:parent-style-name="Überschrift_20_3">
      <style:paragraph-properties fo:margin-left="0.18cm" fo:margin-right="0cm" fo:margin-top="0.131cm" fo:margin-bottom="0cm" loext:contextual-spacing="false" fo:line-height="100%" fo:text-align="start" style:justify-single-word="false" fo:text-indent="0cm" style:auto-text-indent="false"/>
      <style:text-properties style:font-name="Open Sans" officeooo:paragraph-rsid="00051f26"/>
    </style:style>
    <style:style style:name="P20" style:family="paragraph" style:parent-style-name="Standard">
      <style:paragraph-properties fo:margin-left="0.18cm" fo:margin-right="0.213cm" fo:margin-top="0cm" fo:margin-bottom="0cm" loext:contextual-spacing="false" fo:line-height="100%" fo:text-align="justify" style:justify-single-word="false" fo:text-indent="0.697cm" style:auto-text-indent="false"/>
      <style:text-properties style:font-name="Open Sans" fo:font-size="10pt" officeooo:paragraph-rsid="00051f26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Open Sans" fo:font-size="10pt" officeooo:paragraph-rsid="00051f26" style:font-name-asian="Times New Roman1" style:font-size-asian="10pt" style:font-name-complex="Times New Roman1" style:font-size-complex="10pt"/>
    </style:style>
    <style:style style:name="T1" style:family="text">
      <style:text-properties fo:letter-spacing="0.002cm"/>
    </style:style>
    <style:style style:name="T2" style:family="text">
      <style:text-properties fo:letter-spacing="0.002cm" fo:font-weight="bold" style:font-weight-asian="bold"/>
    </style:style>
    <style:style style:name="T3" style:family="text">
      <style:text-properties fo:letter-spacing="0.002cm" fo:background-color="#fff200" loext:char-shading-value="0"/>
    </style:style>
    <style:style style:name="T4" style:family="text">
      <style:text-properties fo:letter-spacing="0.002cm" fo:background-color="#fff200" loext:char-shading-value="0"/>
    </style:style>
    <style:style style:name="T5" style:family="text">
      <style:text-properties fo:letter-spacing="0.056cm"/>
    </style:style>
    <style:style style:name="T6" style:family="text">
      <style:text-properties fo:letter-spacing="0.056cm" fo:background-color="#fff200" loext:char-shading-value="0"/>
    </style:style>
    <style:style style:name="T7" style:family="text">
      <style:text-properties fo:letter-spacing="0.069cm"/>
    </style:style>
    <style:style style:name="T8" style:family="text">
      <style:text-properties fo:font-weight="bold" style:font-weight-asian="bold"/>
    </style:style>
    <style:style style:name="T9" style:family="text">
      <style:text-properties fo:letter-spacing="0.071cm"/>
    </style:style>
    <style:style style:name="T10" style:family="text">
      <style:text-properties fo:letter-spacing="0.071cm" style:text-scale="99%"/>
    </style:style>
    <style:style style:name="T11" style:family="text">
      <style:text-properties fo:letter-spacing="-0.002cm"/>
    </style:style>
    <style:style style:name="T12" style:family="text">
      <style:text-properties fo:letter-spacing="-0.002cm" fo:font-weight="bold" style:font-weight-asian="bold"/>
    </style:style>
    <style:style style:name="T13" style:family="text">
      <style:text-properties fo:letter-spacing="-0.002cm" fo:background-color="#fff200" loext:char-shading-value="0"/>
    </style:style>
    <style:style style:name="T14" style:family="text">
      <style:text-properties fo:letter-spacing="-0.002cm" fo:background-color="#fff200" loext:char-shading-value="0"/>
    </style:style>
    <style:style style:name="T15" style:family="text">
      <style:text-properties fo:letter-spacing="0.067cm"/>
    </style:style>
    <style:style style:name="T16" style:family="text">
      <style:text-properties fo:letter-spacing="0.065cm"/>
    </style:style>
    <style:style style:name="T17" style:family="text">
      <style:text-properties fo:letter-spacing="-0.004cm"/>
    </style:style>
    <style:style style:name="T18" style:family="text">
      <style:text-properties fo:letter-spacing="-0.004cm" fo:background-color="#fff200" loext:char-shading-value="0"/>
    </style:style>
    <style:style style:name="T19" style:family="text">
      <style:text-properties fo:letter-spacing="-0.004cm" fo:background-color="#fff200" loext:char-shading-value="0"/>
    </style:style>
    <style:style style:name="T20" style:family="text">
      <style:text-properties fo:letter-spacing="0.074cm" fo:background-color="#fff200" loext:char-shading-value="0"/>
    </style:style>
    <style:style style:name="T21" style:family="text">
      <style:text-properties fo:letter-spacing="0.078cm"/>
    </style:style>
    <style:style style:name="T22" style:family="text">
      <style:text-properties fo:letter-spacing="0.021cm"/>
    </style:style>
    <style:style style:name="T23" style:family="text">
      <style:text-properties fo:letter-spacing="0.021cm" fo:background-color="#fff200" loext:char-shading-value="0"/>
    </style:style>
    <style:style style:name="T24" style:family="text">
      <style:text-properties fo:letter-spacing="0.021cm" fo:background-color="#fff200" loext:char-shading-value="0"/>
    </style:style>
    <style:style style:name="T25" style:family="text">
      <style:text-properties fo:letter-spacing="0.019cm"/>
    </style:style>
    <style:style style:name="T26" style:family="text">
      <style:text-properties fo:letter-spacing="0.019cm" fo:background-color="#fff200" loext:char-shading-value="0"/>
    </style:style>
    <style:style style:name="T27" style:family="text">
      <style:text-properties fo:letter-spacing="0.019cm" fo:background-color="#fff200" loext:char-shading-value="0"/>
    </style:style>
    <style:style style:name="T28" style:family="text">
      <style:text-properties fo:letter-spacing="0.025cm"/>
    </style:style>
    <style:style style:name="T29" style:family="text">
      <style:text-properties fo:letter-spacing="0.025cm" fo:background-color="#fff200" loext:char-shading-value="0"/>
    </style:style>
    <style:style style:name="T30" style:family="text">
      <style:text-properties fo:letter-spacing="0.025cm" fo:background-color="#fff200" loext:char-shading-value="0"/>
    </style:style>
    <style:style style:name="T31" style:family="text">
      <style:text-properties fo:letter-spacing="0.032cm"/>
    </style:style>
    <style:style style:name="T32" style:family="text">
      <style:text-properties fo:letter-spacing="0.032cm" fo:background-color="#fff200" loext:char-shading-value="0"/>
    </style:style>
    <style:style style:name="T33" style:family="text">
      <style:text-properties fo:letter-spacing="0.032cm" fo:background-color="#fff200" loext:char-shading-value="0"/>
    </style:style>
    <style:style style:name="T34" style:family="text">
      <style:text-properties fo:letter-spacing="0.026cm"/>
    </style:style>
    <style:style style:name="T35" style:family="text">
      <style:text-properties fo:letter-spacing="0.023cm"/>
    </style:style>
    <style:style style:name="T36" style:family="text">
      <style:text-properties fo:letter-spacing="0.023cm" fo:background-color="#fff200" loext:char-shading-value="0"/>
    </style:style>
    <style:style style:name="T37" style:family="text">
      <style:text-properties fo:letter-spacing="0.023cm" fo:background-color="#fff200" loext:char-shading-value="0"/>
    </style:style>
    <style:style style:name="T38" style:family="text">
      <style:text-properties fo:letter-spacing="0.044cm"/>
    </style:style>
    <style:style style:name="T39" style:family="text">
      <style:text-properties fo:letter-spacing="0.044cm" fo:font-weight="bold" style:font-weight-asian="bold"/>
    </style:style>
    <style:style style:name="T40" style:family="text">
      <style:text-properties fo:letter-spacing="0.041cm"/>
    </style:style>
    <style:style style:name="T41" style:family="text">
      <style:text-properties fo:letter-spacing="0.042cm"/>
    </style:style>
    <style:style style:name="T42" style:family="text">
      <style:text-properties fo:letter-spacing="0.037cm"/>
    </style:style>
    <style:style style:name="T43" style:family="text">
      <style:text-properties fo:letter-spacing="0.037cm" fo:font-weight="bold" style:font-weight-asian="bold"/>
    </style:style>
    <style:style style:name="T44" style:family="text">
      <style:text-properties fo:letter-spacing="0.081cm"/>
    </style:style>
    <style:style style:name="T45" style:family="text">
      <style:text-properties fo:letter-spacing="0.081cm" style:text-scale="99%"/>
    </style:style>
    <style:style style:name="T46" style:family="text">
      <style:text-properties fo:letter-spacing="-0.014cm"/>
    </style:style>
    <style:style style:name="T47" style:family="text">
      <style:text-properties fo:letter-spacing="-0.012cm"/>
    </style:style>
    <style:style style:name="T48" style:family="text">
      <style:text-properties fo:letter-spacing="-0.012cm" fo:background-color="#fff200" loext:char-shading-value="0"/>
    </style:style>
    <style:style style:name="T49" style:family="text">
      <style:text-properties fo:letter-spacing="-0.012cm" fo:background-color="#fff200" loext:char-shading-value="0"/>
    </style:style>
    <style:style style:name="T50" style:family="text">
      <style:text-properties fo:letter-spacing="-0.016cm"/>
    </style:style>
    <style:style style:name="T51" style:family="text">
      <style:text-properties fo:letter-spacing="-0.049cm"/>
    </style:style>
    <style:style style:name="T52" style:family="text">
      <style:text-properties fo:letter-spacing="-0.007cm"/>
    </style:style>
    <style:style style:name="T53" style:family="text">
      <style:text-properties fo:letter-spacing="0.007cm"/>
    </style:style>
    <style:style style:name="T54" style:family="text">
      <style:text-properties fo:letter-spacing="0.007cm" fo:font-weight="bold" style:font-weight-asian="bold"/>
    </style:style>
    <style:style style:name="T55" style:family="text">
      <style:text-properties fo:letter-spacing="0.004cm"/>
    </style:style>
    <style:style style:name="T56" style:family="text">
      <style:text-properties fo:letter-spacing="0.004cm" fo:font-weight="bold" style:font-weight-asian="bold"/>
    </style:style>
    <style:style style:name="T57" style:family="text">
      <style:text-properties fo:letter-spacing="0.005cm"/>
    </style:style>
    <style:style style:name="T58" style:family="text">
      <style:text-properties fo:letter-spacing="0.005cm" fo:background-color="#fff200" loext:char-shading-value="0"/>
    </style:style>
    <style:style style:name="T59" style:family="text">
      <style:text-properties fo:letter-spacing="0.152cm" style:text-scale="99%"/>
    </style:style>
    <style:style style:name="T60" style:family="text">
      <style:text-properties fo:letter-spacing="0.055cm"/>
    </style:style>
    <style:style style:name="T61" style:family="text">
      <style:text-properties fo:letter-spacing="0.055cm" fo:background-color="#fff200" loext:char-shading-value="0"/>
    </style:style>
    <style:style style:name="T62" style:family="text">
      <style:text-properties fo:letter-spacing="0.058cm"/>
    </style:style>
    <style:style style:name="T63" style:family="text">
      <style:text-properties fo:letter-spacing="0.053cm"/>
    </style:style>
    <style:style style:name="T64" style:family="text">
      <style:text-properties fo:letter-spacing="0.06cm"/>
    </style:style>
    <style:style style:name="T65" style:family="text">
      <style:text-properties fo:letter-spacing="0.161cm" style:text-scale="99%"/>
    </style:style>
    <style:style style:name="T66" style:family="text">
      <style:text-properties fo:letter-spacing="0.048cm"/>
    </style:style>
    <style:style style:name="T67" style:family="text">
      <style:text-properties fo:letter-spacing="0.049cm"/>
    </style:style>
    <style:style style:name="T68" style:family="text">
      <style:text-properties fo:letter-spacing="0.046cm"/>
    </style:style>
    <style:style style:name="T69" style:family="text">
      <style:text-properties fo:letter-spacing="0.088cm" style:text-scale="99%"/>
    </style:style>
    <style:style style:name="T70" style:family="text">
      <style:text-properties fo:letter-spacing="0.088cm" fo:background-color="#fff200" loext:char-shading-value="0" style:text-scale="99%"/>
    </style:style>
    <style:style style:name="T71" style:family="text">
      <style:text-properties fo:letter-spacing="0.15cm" style:text-scale="99%"/>
    </style:style>
    <style:style style:name="T72" style:family="text">
      <style:text-properties fo:letter-spacing="0.079cm"/>
    </style:style>
    <style:style style:name="T73" style:family="text">
      <style:text-properties fo:letter-spacing="0.079cm" fo:font-weight="bold" style:font-weight-asian="bold"/>
    </style:style>
    <style:style style:name="T74" style:family="text">
      <style:text-properties fo:letter-spacing="0.076cm"/>
    </style:style>
    <style:style style:name="T75" style:family="text">
      <style:text-properties fo:letter-spacing="0.072cm"/>
    </style:style>
    <style:style style:name="T76" style:family="text">
      <style:text-properties fo:letter-spacing="0.192cm" style:text-scale="99%"/>
    </style:style>
    <style:style style:name="T77" style:family="text">
      <style:text-properties fo:letter-spacing="-0.018cm"/>
    </style:style>
    <style:style style:name="T78" style:family="text">
      <style:text-properties fo:letter-spacing="0.134cm" style:text-scale="99%"/>
    </style:style>
    <style:style style:name="T79" style:family="text">
      <style:text-properties fo:letter-spacing="-0.005cm"/>
    </style:style>
    <style:style style:name="T80" style:family="text">
      <style:text-properties fo:letter-spacing="0.175cm" style:text-scale="99%"/>
    </style:style>
    <style:style style:name="T81" style:family="text">
      <style:text-properties fo:letter-spacing="0.062cm"/>
    </style:style>
    <style:style style:name="T82" style:family="text">
      <style:text-properties fo:letter-spacing="0.064cm"/>
    </style:style>
    <style:style style:name="T83" style:family="text">
      <style:text-properties fo:letter-spacing="0.22cm" style:text-scale="99%"/>
    </style:style>
    <style:style style:name="T84" style:family="text">
      <style:text-properties fo:letter-spacing="0.028cm"/>
    </style:style>
    <style:style style:name="T85" style:family="text">
      <style:text-properties fo:letter-spacing="0.03cm"/>
    </style:style>
    <style:style style:name="T86" style:family="text">
      <style:text-properties fo:letter-spacing="0.164cm" style:text-scale="99%"/>
    </style:style>
    <style:style style:name="T87" style:family="text">
      <style:text-properties fo:letter-spacing="0.051cm"/>
    </style:style>
    <style:style style:name="T88" style:family="text">
      <style:text-properties fo:letter-spacing="0.123cm" style:text-scale="99%"/>
    </style:style>
    <style:style style:name="T89" style:family="text">
      <style:text-properties fo:letter-spacing="-0.021cm"/>
    </style:style>
    <style:style style:name="T90" style:family="text">
      <style:text-properties fo:letter-spacing="-0.021cm" fo:background-color="#fff200" loext:char-shading-value="0"/>
    </style:style>
    <style:style style:name="T91" style:family="text">
      <style:text-properties fo:letter-spacing="-0.021cm" fo:background-color="#fff200" loext:char-shading-value="0"/>
    </style:style>
    <style:style style:name="T92" style:family="text">
      <style:text-properties fo:letter-spacing="-0.025cm"/>
    </style:style>
    <style:style style:name="T93" style:family="text">
      <style:text-properties fo:letter-spacing="0.085cm"/>
    </style:style>
    <style:style style:name="T94" style:family="text">
      <style:text-properties fo:letter-spacing="0.085cm" fo:font-weight="bold" style:font-weight-asian="bold"/>
    </style:style>
    <style:style style:name="T95" style:family="text">
      <style:text-properties fo:letter-spacing="0.085cm" style:text-scale="99%"/>
    </style:style>
    <style:style style:name="T96" style:family="text">
      <style:text-properties fo:letter-spacing="0.083cm"/>
    </style:style>
    <style:style style:name="T97" style:family="text">
      <style:text-properties fo:letter-spacing="0.034cm"/>
    </style:style>
    <style:style style:name="T98" style:family="text">
      <style:text-properties fo:letter-spacing="0.034cm" fo:background-color="#fff200" loext:char-shading-value="0"/>
    </style:style>
    <style:style style:name="T99" style:family="text">
      <style:text-properties fo:letter-spacing="0.034cm" fo:background-color="#fff200" loext:char-shading-value="0"/>
    </style:style>
    <style:style style:name="T100" style:family="text">
      <style:text-properties fo:letter-spacing="0.035cm"/>
    </style:style>
    <style:style style:name="T101" style:family="text">
      <style:text-properties fo:letter-spacing="0.035cm" fo:background-color="#fff200" loext:char-shading-value="0"/>
    </style:style>
    <style:style style:name="T102" style:family="text">
      <style:text-properties fo:letter-spacing="0.035cm" fo:background-color="#fff200" loext:char-shading-value="0"/>
    </style:style>
    <style:style style:name="T103" style:family="text">
      <style:text-properties fo:letter-spacing="0.159cm" style:text-scale="99%"/>
    </style:style>
    <style:style style:name="T104" style:family="text">
      <style:text-properties fo:letter-spacing="-0.019cm"/>
    </style:style>
    <style:style style:name="T105" style:family="text">
      <style:text-properties fo:letter-spacing="-0.019cm" fo:background-color="#fff200" loext:char-shading-value="0"/>
    </style:style>
    <style:style style:name="T106" style:family="text">
      <style:text-properties fo:letter-spacing="-0.019cm" fo:background-color="#fff200" loext:char-shading-value="0"/>
    </style:style>
    <style:style style:name="T107" style:family="text">
      <style:text-properties fo:letter-spacing="0.189cm" style:text-scale="99%"/>
    </style:style>
    <style:style style:name="T108" style:family="text">
      <style:text-properties fo:letter-spacing="0.153cm" style:text-scale="99%"/>
    </style:style>
    <style:style style:name="T109" style:family="text">
      <style:text-properties fo:letter-spacing="0.018cm"/>
    </style:style>
    <style:style style:name="T110" style:family="text">
      <style:text-properties fo:letter-spacing="0.018cm" fo:font-weight="bold" style:font-weight-asian="bold"/>
    </style:style>
    <style:style style:name="T111" style:family="text">
      <style:text-properties fo:letter-spacing="0.018cm" fo:background-color="#fff200" loext:char-shading-value="0"/>
    </style:style>
    <style:style style:name="T112" style:family="text">
      <style:text-properties fo:letter-spacing="0.018cm" fo:background-color="#fff200" loext:char-shading-value="0"/>
    </style:style>
    <style:style style:name="T113" style:family="text">
      <style:text-properties fo:letter-spacing="0.009cm"/>
    </style:style>
    <style:style style:name="T114" style:family="text">
      <style:text-properties fo:letter-spacing="0.012cm"/>
    </style:style>
    <style:style style:name="T115" style:family="text">
      <style:text-properties fo:letter-spacing="0.012cm" fo:font-weight="bold" style:font-weight-asian="bold"/>
    </style:style>
    <style:style style:name="T116" style:family="text">
      <style:text-properties fo:letter-spacing="0.127cm" style:text-scale="99%"/>
    </style:style>
    <style:style style:name="T117" style:family="text">
      <style:text-properties fo:letter-spacing="0.228cm" style:text-scale="99%"/>
    </style:style>
    <style:style style:name="T118" style:family="text">
      <style:text-properties fo:letter-spacing="0.011cm"/>
    </style:style>
    <style:style style:name="T119" style:family="text">
      <style:text-properties fo:letter-spacing="0.097cm" style:text-scale="99%"/>
    </style:style>
    <style:style style:name="T120" style:family="text">
      <style:text-properties fo:letter-spacing="0.014cm"/>
    </style:style>
    <style:style style:name="T121" style:family="text">
      <style:text-properties fo:letter-spacing="0.014cm" fo:font-weight="bold" style:font-weight-asian="bold"/>
    </style:style>
    <style:style style:name="T122" style:family="text">
      <style:text-properties fo:letter-spacing="0.016cm"/>
    </style:style>
    <style:style style:name="T123" style:family="text">
      <style:text-properties fo:letter-spacing="0.016cm" fo:font-weight="bold" style:font-weight-asian="bold"/>
    </style:style>
    <style:style style:name="T124" style:family="text">
      <style:text-properties fo:letter-spacing="0.106cm" style:text-scale="99%"/>
    </style:style>
    <style:style style:name="T125" style:family="text">
      <style:text-properties fo:letter-spacing="0.09cm" style:text-scale="99%"/>
    </style:style>
    <style:style style:name="T126" style:family="text">
      <style:text-properties fo:letter-spacing="0.12cm" style:text-scale="99%"/>
    </style:style>
    <style:style style:name="T127" style:family="text">
      <style:text-properties fo:letter-spacing="-0.011cm"/>
    </style:style>
    <style:style style:name="T128" style:family="text">
      <style:text-properties fo:letter-spacing="-0.009cm"/>
    </style:style>
    <style:style style:name="T129" style:family="text">
      <style:text-properties fo:letter-spacing="0.122cm" style:text-scale="99%"/>
    </style:style>
    <style:style style:name="T130" style:family="text">
      <style:text-properties fo:letter-spacing="0.099cm" style:text-scale="99%"/>
    </style:style>
    <style:style style:name="T131" style:family="text">
      <style:text-properties fo:background-color="#fff200" loext:char-shading-value="0"/>
    </style:style>
    <style:style style:name="T132" style:family="text">
      <style:text-properties fo:background-color="#fff200" loext:char-shading-value="0"/>
    </style:style>
    <style:style style:name="T133" style:family="text">
      <style:text-properties style:font-name="DejaVu Sans Mono" fo:letter-spacing="-0.002cm" fo:background-color="#fff200" loext:char-shading-value="0"/>
    </style:style>
    <style:style style:name="T134" style:family="text">
      <style:text-properties style:font-name="DejaVu Sans Mono" fo:letter-spacing="0.021cm" fo:background-color="#fff200" loext:char-shading-value="0"/>
    </style:style>
    <style:style style:name="T135" style:family="text">
      <style:text-properties style:font-name="DejaVu Sans Mono" fo:letter-spacing="0.019cm" fo:background-color="#fff200" loext:char-shading-value="0"/>
    </style:style>
    <style:style style:name="T136" style:family="text">
      <style:text-properties style:font-name="DejaVu Sans Mono" fo:background-color="#fff200" loext:char-shading-value="0"/>
    </style:style>
    <style:style style:name="T137" style:family="text">
      <style:text-properties style:font-name="DejaVu Sans Mono" fo:letter-spacing="0.025cm" fo:background-color="#fff200" loext:char-shading-value="0"/>
    </style:style>
    <style:style style:name="T138" style:family="text">
      <style:text-properties style:font-name="DejaVu Sans"/>
    </style:style>
    <style:style style:name="T139" style:family="text">
      <style:text-properties style:font-name="DejaVu Sans" fo:font-weight="bold" style:font-weight-asian="bold"/>
    </style:style>
    <style:style style:name="T140" style:family="text">
      <style:text-properties style:font-name="Open Sans"/>
    </style:style>
    <style:style style:name="T141" style:family="text">
      <style:text-properties style:font-name="Open Sans" fo:letter-spacing="0.002cm"/>
    </style:style>
    <style:style style:name="T142" style:family="text">
      <style:text-properties style:font-name="Open Sans" fo:letter-spacing="0.002cm" fo:background-color="#fff200" loext:char-shading-value="0"/>
    </style:style>
    <style:style style:name="T143" style:family="text">
      <style:text-properties style:font-name="Open Sans" fo:letter-spacing="0.056cm"/>
    </style:style>
    <style:style style:name="T144" style:family="text">
      <style:text-properties style:font-name="Open Sans" fo:letter-spacing="0.056cm" fo:background-color="#fff200" loext:char-shading-value="0"/>
    </style:style>
    <style:style style:name="T145" style:family="text">
      <style:text-properties style:font-name="Open Sans" fo:letter-spacing="0.069cm"/>
    </style:style>
    <style:style style:name="T146" style:family="text">
      <style:text-properties style:font-name="Open Sans" fo:letter-spacing="0.069cm" fo:background-color="#fff200" loext:char-shading-value="0"/>
    </style:style>
    <style:style style:name="T147" style:family="text">
      <style:text-properties style:font-name="Open Sans" fo:letter-spacing="0.069cm" fo:background-color="#fff200" loext:char-shading-value="0"/>
    </style:style>
    <style:style style:name="T148" style:family="text">
      <style:text-properties style:font-name="Open Sans" fo:font-weight="bold" style:font-weight-asian="bold"/>
    </style:style>
    <style:style style:name="T149" style:family="text">
      <style:text-properties style:font-name="Open Sans" fo:letter-spacing="0.071cm"/>
    </style:style>
    <style:style style:name="T150" style:family="text">
      <style:text-properties style:font-name="Open Sans" fo:letter-spacing="0.071cm" fo:font-weight="bold" style:font-weight-asian="bold"/>
    </style:style>
    <style:style style:name="T151" style:family="text">
      <style:text-properties style:font-name="Open Sans" fo:letter-spacing="0.071cm" style:text-scale="99%"/>
    </style:style>
    <style:style style:name="T152" style:family="text">
      <style:text-properties style:font-name="Open Sans" fo:letter-spacing="-0.002cm"/>
    </style:style>
    <style:style style:name="T153" style:family="text">
      <style:text-properties style:font-name="Open Sans" fo:letter-spacing="-0.002cm" fo:background-color="#fff200" loext:char-shading-value="0"/>
    </style:style>
    <style:style style:name="T154" style:family="text">
      <style:text-properties style:font-name="Open Sans" fo:letter-spacing="-0.002cm" fo:background-color="#fff200" loext:char-shading-value="0"/>
    </style:style>
    <style:style style:name="T155" style:family="text">
      <style:text-properties style:font-name="Open Sans" fo:letter-spacing="0.067cm"/>
    </style:style>
    <style:style style:name="T156" style:family="text">
      <style:text-properties style:font-name="Open Sans" fo:letter-spacing="0.065cm"/>
    </style:style>
    <style:style style:name="T157" style:family="text">
      <style:text-properties style:font-name="Open Sans" fo:letter-spacing="-0.004cm"/>
    </style:style>
    <style:style style:name="T158" style:family="text">
      <style:text-properties style:font-name="Open Sans" fo:letter-spacing="-0.004cm" fo:background-color="#fff200" loext:char-shading-value="0"/>
    </style:style>
    <style:style style:name="T159" style:family="text">
      <style:text-properties style:font-name="Open Sans" fo:letter-spacing="0.074cm"/>
    </style:style>
    <style:style style:name="T160" style:family="text">
      <style:text-properties style:font-name="Open Sans" fo:letter-spacing="0.074cm" fo:background-color="#fff200" loext:char-shading-value="0"/>
    </style:style>
    <style:style style:name="T161" style:family="text">
      <style:text-properties style:font-name="Open Sans" fo:letter-spacing="0.078cm"/>
    </style:style>
    <style:style style:name="T162" style:family="text">
      <style:text-properties style:font-name="Open Sans" fo:letter-spacing="0.078cm" style:text-scale="99%"/>
    </style:style>
    <style:style style:name="T163" style:family="text">
      <style:text-properties style:font-name="Open Sans" fo:letter-spacing="0.021cm"/>
    </style:style>
    <style:style style:name="T164" style:family="text">
      <style:text-properties style:font-name="Open Sans" fo:letter-spacing="0.021cm" fo:background-color="#fff200" loext:char-shading-value="0"/>
    </style:style>
    <style:style style:name="T165" style:family="text">
      <style:text-properties style:font-name="Open Sans" fo:letter-spacing="0.019cm"/>
    </style:style>
    <style:style style:name="T166" style:family="text">
      <style:text-properties style:font-name="Open Sans" fo:letter-spacing="0.019cm" fo:background-color="#fff200" loext:char-shading-value="0"/>
    </style:style>
    <style:style style:name="T167" style:family="text">
      <style:text-properties style:font-name="Open Sans" fo:background-color="#fff200" loext:char-shading-value="0"/>
    </style:style>
    <style:style style:name="T168" style:family="text">
      <style:text-properties style:font-name="Open Sans" fo:background-color="#fff200" loext:char-shading-value="0"/>
    </style:style>
    <style:style style:name="T169" style:family="text">
      <style:text-properties style:font-name="Open Sans" fo:letter-spacing="0.025cm"/>
    </style:style>
    <style:style style:name="T170" style:family="text">
      <style:text-properties style:font-name="Open Sans" fo:letter-spacing="0.025cm" fo:background-color="#fff200" loext:char-shading-value="0"/>
    </style:style>
    <style:style style:name="T171" style:family="text">
      <style:text-properties style:font-name="Open Sans" fo:letter-spacing="0.032cm"/>
    </style:style>
    <style:style style:name="T172" style:family="text">
      <style:text-properties style:font-name="Open Sans" fo:letter-spacing="0.032cm" fo:background-color="#fff200" loext:char-shading-value="0"/>
    </style:style>
    <style:style style:name="T173" style:family="text">
      <style:text-properties style:font-name="Open Sans" fo:letter-spacing="0.026cm"/>
    </style:style>
    <style:style style:name="T174" style:family="text">
      <style:text-properties style:font-name="Open Sans" fo:letter-spacing="0.023cm"/>
    </style:style>
    <style:style style:name="T175" style:family="text">
      <style:text-properties style:font-name="Open Sans" fo:letter-spacing="0.023cm" fo:background-color="#fff200" loext:char-shading-value="0"/>
    </style:style>
    <style:style style:name="T176" style:family="text">
      <style:text-properties style:font-name="Open Sans" fo:letter-spacing="0.203cm" style:text-scale="99%"/>
    </style:style>
    <style:style style:name="T177" style:family="text">
      <style:text-properties style:font-name="Open Sans" fo:letter-spacing="0.044cm"/>
    </style:style>
    <style:style style:name="T178" style:family="text">
      <style:text-properties style:font-name="Open Sans" fo:letter-spacing="0.044cm" fo:background-color="#fff200" loext:char-shading-value="0"/>
    </style:style>
    <style:style style:name="T179" style:family="text">
      <style:text-properties style:font-name="Open Sans" fo:letter-spacing="0.044cm" fo:background-color="#fff200" loext:char-shading-value="0"/>
    </style:style>
    <style:style style:name="T180" style:family="text">
      <style:text-properties style:font-name="Open Sans" fo:letter-spacing="0.041cm"/>
    </style:style>
    <style:style style:name="T181" style:family="text">
      <style:text-properties style:font-name="Open Sans" fo:letter-spacing="0.041cm" fo:background-color="#fff200" loext:char-shading-value="0"/>
    </style:style>
    <style:style style:name="T182" style:family="text">
      <style:text-properties style:font-name="Open Sans" fo:letter-spacing="0.041cm" fo:background-color="#fff200" loext:char-shading-value="0"/>
    </style:style>
    <style:style style:name="T183" style:family="text">
      <style:text-properties style:font-name="Open Sans" fo:letter-spacing="0.042cm"/>
    </style:style>
    <style:style style:name="T184" style:family="text">
      <style:text-properties style:font-name="Open Sans" fo:letter-spacing="0.039cm"/>
    </style:style>
    <style:style style:name="T185" style:family="text">
      <style:text-properties style:font-name="Open Sans" fo:letter-spacing="0.037cm"/>
    </style:style>
    <style:style style:name="T186" style:family="text">
      <style:text-properties style:font-name="Open Sans" fo:letter-spacing="0.081cm"/>
    </style:style>
    <style:style style:name="T187" style:family="text">
      <style:text-properties style:font-name="Open Sans" fo:letter-spacing="0.081cm" style:text-scale="99%"/>
    </style:style>
    <style:style style:name="T188" style:family="text">
      <style:text-properties style:font-name="Open Sans" fo:letter-spacing="-0.014cm"/>
    </style:style>
    <style:style style:name="T189" style:family="text">
      <style:text-properties style:font-name="Open Sans" fo:letter-spacing="-0.014cm" fo:background-color="#fff200" loext:char-shading-value="0"/>
    </style:style>
    <style:style style:name="T190" style:family="text">
      <style:text-properties style:font-name="Open Sans" fo:letter-spacing="-0.014cm" fo:background-color="#fff200" loext:char-shading-value="0"/>
    </style:style>
    <style:style style:name="T191" style:family="text">
      <style:text-properties style:font-name="Open Sans" fo:letter-spacing="-0.012cm"/>
    </style:style>
    <style:style style:name="T192" style:family="text">
      <style:text-properties style:font-name="Open Sans" fo:letter-spacing="-0.012cm" fo:background-color="#fff200" loext:char-shading-value="0"/>
    </style:style>
    <style:style style:name="T193" style:family="text">
      <style:text-properties style:font-name="Open Sans" fo:letter-spacing="-0.016cm"/>
    </style:style>
    <style:style style:name="T194" style:family="text">
      <style:text-properties style:font-name="Open Sans" fo:letter-spacing="0.005cm"/>
    </style:style>
    <style:style style:name="T195" style:family="text">
      <style:text-properties style:font-name="Open Sans" fo:letter-spacing="0.005cm" fo:background-color="#fff200" loext:char-shading-value="0"/>
    </style:style>
    <style:style style:name="T196" style:family="text">
      <style:text-properties style:font-name="Open Sans" fo:letter-spacing="0.152cm" style:text-scale="99%"/>
    </style:style>
    <style:style style:name="T197" style:family="text">
      <style:text-properties style:font-name="Open Sans" fo:letter-spacing="0.055cm"/>
    </style:style>
    <style:style style:name="T198" style:family="text">
      <style:text-properties style:font-name="Open Sans" fo:letter-spacing="0.055cm" fo:background-color="#fff200" loext:char-shading-value="0"/>
    </style:style>
    <style:style style:name="T199" style:family="text">
      <style:text-properties style:font-name="Open Sans" fo:letter-spacing="0.058cm"/>
    </style:style>
    <style:style style:name="T200" style:family="text">
      <style:text-properties style:font-name="Open Sans" fo:letter-spacing="0.053cm"/>
    </style:style>
    <style:style style:name="T201" style:family="text">
      <style:text-properties style:font-name="Open Sans" fo:letter-spacing="0.06cm"/>
    </style:style>
    <style:style style:name="T202" style:family="text">
      <style:text-properties style:font-name="Open Sans" fo:letter-spacing="0.161cm" style:text-scale="99%"/>
    </style:style>
    <style:style style:name="T203" style:family="text">
      <style:text-properties style:font-name="Open Sans" fo:letter-spacing="0.046cm"/>
    </style:style>
    <style:style style:name="T204" style:family="text">
      <style:text-properties style:font-name="Open Sans" fo:letter-spacing="0.049cm"/>
    </style:style>
    <style:style style:name="T205" style:family="text">
      <style:text-properties style:font-name="Open Sans" fo:letter-spacing="0.088cm" fo:background-color="#fff200" loext:char-shading-value="0" style:text-scale="99%"/>
    </style:style>
    <style:style style:name="T206" style:family="text">
      <style:text-properties style:font-name="Open Sans" fo:letter-spacing="0.088cm" style:text-scale="99%"/>
    </style:style>
    <style:style style:name="T207" style:family="text">
      <style:text-properties style:font-name="Open Sans" fo:letter-spacing="0.007cm"/>
    </style:style>
    <style:style style:name="T208" style:family="text">
      <style:text-properties style:font-name="Open Sans" fo:letter-spacing="0.004cm"/>
    </style:style>
    <style:style style:name="T209" style:family="text">
      <style:text-properties style:font-name="Open Sans" fo:letter-spacing="0.15cm" style:text-scale="99%"/>
    </style:style>
    <style:style style:name="T210" style:family="text">
      <style:text-properties style:font-name="Open Sans" fo:letter-spacing="0.079cm"/>
    </style:style>
    <style:style style:name="T211" style:family="text">
      <style:text-properties style:font-name="Open Sans" fo:letter-spacing="0.076cm"/>
    </style:style>
    <style:style style:name="T212" style:family="text">
      <style:text-properties style:font-name="Open Sans" fo:letter-spacing="0.072cm"/>
    </style:style>
    <style:style style:name="T213" style:family="text">
      <style:text-properties style:font-name="Open Sans" fo:letter-spacing="0.192cm" style:text-scale="99%"/>
    </style:style>
    <style:style style:name="T214" style:family="text">
      <style:text-properties style:font-name="Open Sans" fo:letter-spacing="-0.018cm"/>
    </style:style>
    <style:style style:name="T215" style:family="text">
      <style:text-properties style:font-name="Open Sans" fo:letter-spacing="-0.018cm" fo:background-color="#fff200" loext:char-shading-value="0"/>
    </style:style>
    <style:style style:name="T216" style:family="text">
      <style:text-properties style:font-name="Open Sans" fo:letter-spacing="-0.018cm" fo:background-color="#fff200" loext:char-shading-value="0"/>
    </style:style>
    <style:style style:name="T217" style:family="text">
      <style:text-properties style:font-name="Open Sans" fo:letter-spacing="0.134cm" style:text-scale="99%"/>
    </style:style>
    <style:style style:name="T218" style:family="text">
      <style:text-properties style:font-name="Open Sans" fo:letter-spacing="-0.005cm"/>
    </style:style>
    <style:style style:name="T219" style:family="text">
      <style:text-properties style:font-name="Open Sans" fo:letter-spacing="0.175cm" style:text-scale="99%"/>
    </style:style>
    <style:style style:name="T220" style:family="text">
      <style:text-properties style:font-name="Open Sans" fo:letter-spacing="0.062cm"/>
    </style:style>
    <style:style style:name="T221" style:family="text">
      <style:text-properties style:font-name="Open Sans" fo:letter-spacing="0.064cm"/>
    </style:style>
    <style:style style:name="T222" style:family="text">
      <style:text-properties style:font-name="Open Sans" fo:letter-spacing="0.22cm" style:text-scale="99%"/>
    </style:style>
    <style:style style:name="T223" style:family="text">
      <style:text-properties style:font-name="Open Sans" fo:letter-spacing="0.028cm"/>
    </style:style>
    <style:style style:name="T224" style:family="text">
      <style:text-properties style:font-name="Open Sans" fo:letter-spacing="0.03cm"/>
    </style:style>
    <style:style style:name="T225" style:family="text">
      <style:text-properties style:font-name="Open Sans" fo:letter-spacing="0.164cm" style:text-scale="99%"/>
    </style:style>
    <style:style style:name="T226" style:family="text">
      <style:text-properties style:font-name="Open Sans" fo:letter-spacing="0.048cm"/>
    </style:style>
    <style:style style:name="T227" style:family="text">
      <style:text-properties style:font-name="Open Sans" fo:letter-spacing="0.051cm"/>
    </style:style>
    <style:style style:name="T228" style:family="text">
      <style:text-properties style:font-name="Open Sans" fo:letter-spacing="0.123cm" style:text-scale="99%"/>
    </style:style>
    <style:style style:name="T229" style:family="text">
      <style:text-properties style:font-name="Open Sans" fo:letter-spacing="-0.021cm"/>
    </style:style>
    <style:style style:name="T230" style:family="text">
      <style:text-properties style:font-name="Open Sans" fo:letter-spacing="-0.021cm" fo:background-color="#fff200" loext:char-shading-value="0"/>
    </style:style>
    <style:style style:name="T231" style:family="text">
      <style:text-properties style:font-name="Open Sans" fo:letter-spacing="-0.025cm"/>
    </style:style>
    <style:style style:name="T232" style:family="text">
      <style:text-properties style:font-name="Open Sans" fo:letter-spacing="0.034cm"/>
    </style:style>
    <style:style style:name="T233" style:family="text">
      <style:text-properties style:font-name="Open Sans" fo:letter-spacing="0.034cm" fo:background-color="#fff200" loext:char-shading-value="0"/>
    </style:style>
    <style:style style:name="T234" style:family="text">
      <style:text-properties style:font-name="Open Sans" fo:letter-spacing="0.035cm"/>
    </style:style>
    <style:style style:name="T235" style:family="text">
      <style:text-properties style:font-name="Open Sans" fo:letter-spacing="0.035cm" fo:background-color="#fff200" loext:char-shading-value="0"/>
    </style:style>
    <style:style style:name="T236" style:family="text">
      <style:text-properties style:font-name="Open Sans" fo:letter-spacing="0.159cm" style:text-scale="99%"/>
    </style:style>
    <style:style style:name="T237" style:family="text">
      <style:text-properties style:font-name="Open Sans" fo:letter-spacing="-0.019cm"/>
    </style:style>
    <style:style style:name="T238" style:family="text">
      <style:text-properties style:font-name="Open Sans" fo:letter-spacing="-0.019cm" fo:background-color="#fff200" loext:char-shading-value="0"/>
    </style:style>
    <style:style style:name="T239" style:family="text">
      <style:text-properties style:font-name="Open Sans" fo:letter-spacing="0.085cm"/>
    </style:style>
    <style:style style:name="T240" style:family="text">
      <style:text-properties style:font-name="Open Sans" fo:letter-spacing="0.085cm" style:text-scale="99%"/>
    </style:style>
    <style:style style:name="T241" style:family="text">
      <style:text-properties style:font-name="Open Sans" fo:letter-spacing="0.083cm"/>
    </style:style>
    <style:style style:name="T242" style:family="text">
      <style:text-properties style:font-name="Open Sans" fo:letter-spacing="0.189cm" style:text-scale="99%"/>
    </style:style>
    <style:style style:name="T243" style:family="text">
      <style:text-properties style:font-name="Open Sans" fo:letter-spacing="0.153cm" style:text-scale="99%"/>
    </style:style>
    <style:style style:name="T244" style:family="text">
      <style:text-properties style:font-name="Open Sans" fo:letter-spacing="0.018cm"/>
    </style:style>
    <style:style style:name="T245" style:family="text">
      <style:text-properties style:font-name="Open Sans" fo:letter-spacing="0.018cm" fo:background-color="#fff200" loext:char-shading-value="0"/>
    </style:style>
    <style:style style:name="T246" style:family="text">
      <style:text-properties style:font-name="Open Sans" fo:letter-spacing="0.016cm"/>
    </style:style>
    <style:style style:name="T247" style:family="text">
      <style:text-properties style:font-name="Open Sans" fo:letter-spacing="0.106cm" style:text-scale="99%"/>
    </style:style>
    <style:style style:name="T248" style:family="text">
      <style:text-properties style:font-name="Open Sans" fo:letter-spacing="0.09cm" style:text-scale="99%"/>
    </style:style>
    <style:style style:name="T249" style:family="text">
      <style:text-properties style:font-name="Open Sans" fo:letter-spacing="0.12cm" style:text-scale="99%"/>
    </style:style>
    <style:style style:name="T250" style:family="text">
      <style:text-properties style:font-name="Open Sans" fo:letter-spacing="-0.011cm"/>
    </style:style>
    <style:style style:name="T251" style:family="text">
      <style:text-properties style:font-name="Open Sans" fo:letter-spacing="-0.009cm"/>
    </style:style>
    <style:style style:name="T252" style:family="text">
      <style:text-properties style:font-name="Open Sans" fo:letter-spacing="0.122cm" style:text-scale="99%"/>
    </style:style>
    <style:style style:name="T253" style:family="text">
      <style:text-properties style:font-name="Open Sans" fo:letter-spacing="0.012cm"/>
    </style:style>
    <style:style style:name="T254" style:family="text">
      <style:text-properties style:font-name="Open Sans" fo:letter-spacing="0.014cm"/>
    </style:style>
    <style:style style:name="T255" style:family="text">
      <style:text-properties style:font-name="Open Sans" fo:letter-spacing="0.099cm" style:text-scale="99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R HTL-LEHRPLAN</text:p>
      <text:p text:style-name="Subtitle">FSST</text:p>
      <text:p text:style-name="P3"><text:span text:style-name="T141"/></text:p>
      <text:p text:style-name="P1"><text:span text:style-name="T141">Im</text:span><text:span text:style-name="T143"> </text:span><text:span text:style-name="T140">Bereich</text:span><text:span text:style-name="T145"> </text:span><text:span text:style-name="T148">Computerarchitekturen</text:span><text:span text:style-name="T150"> </text:span><text:span text:style-name="T152">kennen</text:span><text:span text:style-name="T155"> </text:span><text:span text:style-name="T140">die</text:span><text:span text:style-name="T145"> </text:span><text:span text:style-name="T140">Absolventinnen</text:span><text:span text:style-name="T156"> </text:span><text:span text:style-name="T157">und</text:span><text:span text:style-name="T159"> </text:span><text:span text:style-name="T152">Absolventen</text:span><text:span text:style-name="T149"> </text:span><text:span text:style-name="T140">die</text:span></text:p>
      <text:list xml:id="list4018798771" text:style-name="L1">
        <text:list-item>
          <text:p text:style-name="P12"><text:span text:style-name="T154">Basisarchitekturen</text:span><text:span text:style-name="T164"> </text:span><text:span text:style-name="T154">und</text:span><text:span text:style-name="T166"> </text:span><text:span text:style-name="T168">Kenngrößen</text:span><text:span text:style-name="T164"> </text:span><text:span text:style-name="T154">moderner</text:span><text:span text:style-name="T170"> </text:span><text:span text:style-name="T154">Computer</text:span><text:span text:style-name="T169"> </text:span><text:span text:style-name="T152">und</text:span><text:span text:style-name="T165"> </text:span><text:span text:style-name="T152">können</text:span><text:span text:style-name="T171"> </text:span><text:span text:style-name="T152">eine</text:span><text:span text:style-name="T173"> </text:span></text:p>
        </text:list-item>
        <text:list-item>
          <text:p text:style-name="P12"><text:span text:style-name="T157">für</text:span><text:span text:style-name="T165"> </text:span><text:span text:style-name="T140">die</text:span><text:span text:style-name="T174"> </text:span><text:span text:style-name="T152">jeweilige</text:span><text:span text:style-name="T174"> </text:span><text:span text:style-name="T140">Anwendung</text:span><text:span text:style-name="T176"> </text:span><text:span text:style-name="T154">geeignete</text:span><text:span text:style-name="T179"> </text:span><text:span text:style-name="T168">Computerarchitektur</text:span><text:span text:style-name="T182"> </text:span><text:span text:style-name="T154">auswählen</text:span><text:span text:style-name="T152">.</text:span><text:span text:style-name="T180"> </text:span><text:span text:style-name="T140">Sie</text:span><text:span text:style-name="T183"> </text:span><text:span text:style-name="T140">können</text:span><text:span text:style-name="T183"> </text:span><text:span text:style-name="T140">Computerarchitekturen</text:span><text:span text:style-name="T184"> </text:span><text:span text:style-name="T140">analysieren</text:span><text:span text:style-name="T185"> </text:span><text:span text:style-name="T152">sowie</text:span><text:span text:style-name="T177"> </text:span><text:span text:style-name="T140">deren</text:span><text:span text:style-name="T187"> </text:span><text:span text:style-name="T152">Eignung</text:span><text:span text:style-name="T188"> </text:span><text:span text:style-name="T152">für</text:span><text:span text:style-name="T188"> </text:span><text:span text:style-name="T140">spezielle</text:span><text:span text:style-name="T191"> </text:span><text:span text:style-name="T152">Anwendungsfälle</text:span><text:span text:style-name="T188"> </text:span><text:span text:style-name="T140">bewerten</text:span><text:span text:style-name="T193"> </text:span><text:span text:style-name="T152">und</text:span><text:span text:style-name="T188"> </text:span><text:span text:style-name="T140">vergleichen.</text:span></text:p>
        </text:list-item>
      </text:list>
      <text:p text:style-name="P2"/>
      <text:h text:style-name="P19" text:outline-level="4">Fachspezifische<text:span text:style-name="T51"> </text:span><text:span text:style-name="T11">Softwaretechnik:</text:span></text:h>
      <text:p text:style-name="P5"><text:span text:style-name="T1">Im</text:span><text:span text:style-name="T52"> </text:span>Bereich <text:span text:style-name="T8">Fachrichtungsspezifische</text:span><text:span text:style-name="T2"> </text:span><text:span text:style-name="T8">Software</text:span><text:span text:style-name="T54"> </text:span><text:span text:style-name="T11">verstehen</text:span><text:span text:style-name="T1"> </text:span>die<text:span text:style-name="T1"> </text:span><text:span text:style-name="T11">Absolventinnen</text:span> <text:span text:style-name="T11">und</text:span><text:span text:style-name="T55"> </text:span><text:span text:style-name="T11">Absolventen</text:span></text:p>
      <text:list xml:id="list1901520303" text:style-name="L2">
        <text:list-item>
          <text:p text:style-name="P6"><text:span text:style-name="T140">die</text:span><text:span text:style-name="T196"> </text:span><text:span text:style-name="T154">Funktionalität</text:span><text:span text:style-name="T198"> </text:span><text:span text:style-name="T154">von</text:span><text:span text:style-name="T144"> </text:span><text:span text:style-name="T154">Anwendersoftware</text:span><text:span text:style-name="T143"> </text:span><text:span text:style-name="T152">und</text:span><text:span text:style-name="T199"> </text:span><text:span text:style-name="T152">können</text:span><text:span text:style-name="T200"> </text:span><text:span text:style-name="T152">sie</text:span><text:span text:style-name="T197"> </text:span></text:p>
        </text:list-item>
        <text:list-item>
          <text:p text:style-name="P6"><text:span text:style-name="T140">zur</text:span><text:span text:style-name="T201"> </text:span><text:span text:style-name="T140">Lösung</text:span><text:span text:style-name="T197"> </text:span><text:span text:style-name="T140">von</text:span><text:span text:style-name="T200"> </text:span><text:span text:style-name="T140">konkreten</text:span><text:span text:style-name="T199"> </text:span><text:span text:style-name="T140">Aufgabenstellungen</text:span><text:span text:style-name="T202"> </text:span><text:span text:style-name="T154">einsetzen</text:span><text:span text:style-name="T152">.</text:span></text:p>
        </text:list-item>
      </text:list>
      <text:p text:style-name="P7"><text:span text:style-name="T11"/></text:p>
      <text:p text:style-name="P7"><text:span text:style-name="T11"/></text:p>
      <text:p text:style-name="P8"><text:span text:style-name="T1">Im</text:span><text:span text:style-name="T42"> </text:span>Bereich<text:span text:style-name="T66"> </text:span><text:span text:style-name="T8">Betriebssysteme</text:span><text:span text:style-name="T39"> </text:span><text:span text:style-name="T11">kennen</text:span><text:span text:style-name="T38"> </text:span>die<text:span text:style-name="T67"> </text:span>Absolventinnen<text:span text:style-name="T68"> </text:span><text:span text:style-name="T17">und</text:span><text:span text:style-name="T63"> </text:span><text:span text:style-name="T11">Absolventen</text:span><text:span text:style-name="T68"> </text:span></text:p>
      <text:list xml:id="list2605770495" text:style-name="L3">
        <text:list-item>
          <text:p text:style-name="P15"><text:span text:style-name="T140">die</text:span><text:span text:style-name="T204"> </text:span><text:span text:style-name="T168">wesentlichen</text:span><text:span text:style-name="T205"> </text:span><text:span text:style-name="T168">Komponenten</text:span><text:span text:style-name="T154"> </text:span><text:span text:style-name="T168">eines</text:span><text:span text:style-name="T195"> </text:span><text:span text:style-name="T154">modernen Betriebssystems</text:span><text:span text:style-name="T152">,</text:span><text:span text:style-name="T207"> </text:span><text:span text:style-name="T140">verstehen</text:span><text:span text:style-name="T141"> </text:span><text:span text:style-name="T140">deren Aufgaben</text:span><text:span text:style-name="T141"> </text:span><text:span text:style-name="T157">und</text:span><text:span text:style-name="T207"> </text:span></text:p>
        </text:list-item>
        <text:list-item>
          <text:p text:style-name="P15"><text:span text:style-name="T152">können </text:span><text:span text:style-name="T140">ein</text:span><text:span text:style-name="T208"> </text:span><text:span text:style-name="T152">vorgegebenes</text:span><text:span text:style-name="T209"> </text:span><text:span text:style-name="T152">B</text:span><text:span text:style-name="T154">etriebssystem</text:span><text:span text:style-name="T160"> </text:span><text:span text:style-name="T168">nützen</text:span><text:span text:style-name="T140">,</text:span><text:span text:style-name="T210"> </text:span><text:span text:style-name="T140">elementare</text:span><text:span text:style-name="T211"> </text:span><text:span text:style-name="T152">Betriebssystemkomponenten</text:span><text:span text:style-name="T211"> </text:span><text:span text:style-name="T140">auf</text:span><text:span text:style-name="T212"> </text:span><text:span text:style-name="T140">ihre</text:span><text:span text:style-name="T161"> </text:span><text:span text:style-name="T152">Ressourceneffizienz</text:span><text:span text:style-name="T211"> </text:span><text:span text:style-name="T140">hin</text:span><text:span text:style-name="T213"> </text:span><text:span text:style-name="T140">evaluieren</text:span><text:span text:style-name="T193"> </text:span><text:span text:style-name="T157">und</text:span><text:span text:style-name="T188"> </text:span></text:p>
        </text:list-item>
        <text:list-item>
          <text:p text:style-name="P15"><text:span text:style-name="T152">elementare</text:span><text:span text:style-name="T188"> </text:span><text:span text:style-name="T140">Funktionen</text:span><text:span text:style-name="T188"> </text:span><text:span text:style-name="T140">eines</text:span><text:span text:style-name="T193"> </text:span><text:span text:style-name="T140">Betriebssystems</text:span><text:span text:style-name="T214"> </text:span><text:span text:style-name="T140">erstellen.</text:span></text:p>
        </text:list-item>
      </text:list>
      <text:p text:style-name="P8"/>
      <text:p text:style-name="P8"/>
      <text:p text:style-name="P10"><text:span text:style-name="T1">Im</text:span><text:span text:style-name="T7"> </text:span>Bereich<text:span text:style-name="T72"> </text:span><text:span text:style-name="T8">Programmiersprachen</text:span><text:span text:style-name="T73"> </text:span><text:span text:style-name="T11">kennen</text:span><text:span text:style-name="T74"> </text:span>die<text:span text:style-name="T72"> </text:span><text:span text:style-name="T11">Absolventinnen</text:span><text:span text:style-name="T74"> </text:span><text:span text:style-name="T11">und</text:span><text:span text:style-name="T72"> </text:span><text:span text:style-name="T11">Absolventen</text:span><text:span text:style-name="T72"> </text:span></text:p>
      <text:list xml:id="list4111611593" text:style-name="L4">
        <text:list-item>
          <text:p text:style-name="P16"><text:span text:style-name="T140">die</text:span><text:span text:style-name="T186"> </text:span><text:span text:style-name="T140">Vor-</text:span><text:span text:style-name="T211"> </text:span><text:span text:style-name="T157">und</text:span><text:span text:style-name="T217"> </text:span><text:span text:style-name="T152">Nachteile</text:span><text:span text:style-name="T140"> </text:span><text:span text:style-name="T152">gängiger</text:span><text:span text:style-name="T140"> Programmiersprachen </text:span><text:span text:style-name="T157">und</text:span><text:span text:style-name="T152"> können</text:span><text:span text:style-name="T218"> </text:span><text:span text:style-name="T140">die</text:span><text:span text:style-name="T152"> </text:span><text:span text:style-name="T140">für </text:span><text:span text:style-name="T152">eine spezifische</text:span><text:span text:style-name="T141"> </text:span><text:span text:style-name="T152">Aufgabe</text:span><text:span text:style-name="T141"> </text:span><text:span text:style-name="T154">geeignete</text:span><text:span text:style-name="T141"> </text:span><text:span text:style-name="T152">wählen.</text:span><text:span text:style-name="T219"> </text:span></text:p>
        </text:list-item>
        <text:list-item>
          <text:p text:style-name="P16"><text:span text:style-name="T140">Sie</text:span><text:span text:style-name="T199"> </text:span><text:span text:style-name="T140">können</text:span><text:span text:style-name="T199"> </text:span><text:span text:style-name="T152">Grundstrukturen,</text:span><text:span text:style-name="T220"> </text:span><text:span text:style-name="T152">Befehle,</text:span><text:span text:style-name="T201"> </text:span><text:span text:style-name="T152">Syntaxregeln</text:span><text:span text:style-name="T221"> </text:span><text:span text:style-name="T140">und</text:span><text:span text:style-name="T201"> </text:span><text:span text:style-name="T152">Programmerzeugungsmechanismen</text:span><text:span text:style-name="T199"> </text:span><text:span text:style-name="T152">einer</text:span><text:span text:style-name="T222"> </text:span><text:span text:style-name="T152">vorgegebenen</text:span><text:span text:style-name="T169"> </text:span><text:span text:style-name="T152">Programmiersprache</text:span><text:span text:style-name="T223"> </text:span><text:span text:style-name="T140">einsetzen,</text:span><text:span text:style-name="T223"> </text:span></text:p>
        </text:list-item>
        <text:list-item>
          <text:p text:style-name="P16"><text:span text:style-name="T140">die</text:span><text:span text:style-name="T223"> </text:span><text:span text:style-name="T152">Funktionalität</text:span><text:span text:style-name="T223"> </text:span><text:span text:style-name="T140">von</text:span><text:span text:style-name="T169"> </text:span><text:span text:style-name="T140">Softwaremodulen</text:span><text:span text:style-name="T173"> </text:span><text:span text:style-name="T152">anhand</text:span><text:span text:style-name="T224"> </text:span><text:span text:style-name="T140">des</text:span><text:span text:style-name="T225"> </text:span><text:span text:style-name="T140">Quellcodes</text:span><text:span text:style-name="T204"> </text:span><text:span text:style-name="T140">nachvollziehen</text:span><text:span text:style-name="T204"> </text:span><text:span text:style-name="T152">sowie</text:span><text:span text:style-name="T226"> </text:span><text:span text:style-name="T140">die</text:span><text:span text:style-name="T227"> </text:span><text:span text:style-name="T140">Regeln</text:span><text:span text:style-name="T227"> </text:span><text:span text:style-name="T152">von</text:span><text:span text:style-name="T226"> </text:span><text:span text:style-name="T140">vorgegebenen</text:span><text:span text:style-name="T203"> </text:span><text:span text:style-name="T152">Programmiersprachen</text:span><text:span text:style-name="T227"> </text:span><text:span text:style-name="T152">für</text:span><text:span text:style-name="T226"> </text:span><text:span text:style-name="T140">die</text:span><text:span text:style-name="T227"> </text:span><text:span text:style-name="T152">Lösung</text:span><text:span text:style-name="T228"> </text:span><text:span text:style-name="T152">komplexer</text:span><text:span text:style-name="T229"> </text:span><text:span text:style-name="T140">Aufgaben</text:span><text:span text:style-name="T231"> </text:span><text:span text:style-name="T152">anwenden.</text:span></text:p>
        </text:list-item>
      </text:list>
      <text:p text:style-name="P10"><text:span text:style-name="T11"/></text:p>
      <text:p text:style-name="P10"><text:span text:style-name="T11"/></text:p>
      <text:p text:style-name="P10"><text:span text:style-name="T11"/></text:p>
      <text:p text:style-name="P2"><text:span text:style-name="T1">Im</text:span><text:span text:style-name="T9"> </text:span>Bereich<text:span text:style-name="T72"> </text:span><text:span text:style-name="T8">Datenbanken</text:span><text:span text:style-name="T94"> </text:span>können<text:span text:style-name="T74"> </text:span>die<text:span text:style-name="T93"> </text:span><text:span text:style-name="T11">Absolventinnen</text:span><text:span text:style-name="T44"> </text:span><text:span text:style-name="T11">und</text:span><text:span text:style-name="T96"> </text:span><text:span text:style-name="T11">Absolventen</text:span><text:span text:style-name="T44"> </text:span></text:p>
      <text:list xml:id="list1555257938" text:style-name="L5">
        <text:list-item>
          <text:p text:style-name="P13"><text:span text:style-name="T141">in</text:span><text:span text:style-name="T186"> </text:span><text:span text:style-name="T152">gängigen</text:span><text:span text:style-name="T228"> </text:span><text:span text:style-name="T140">Notationsformen</text:span><text:span text:style-name="T232"> </text:span><text:span text:style-name="T140">erstellte</text:span><text:span text:style-name="T185"> </text:span><text:span text:style-name="T140">Modelle</text:span><text:span text:style-name="T234"> </text:span><text:span text:style-name="T140">des</text:span><text:span text:style-name="T185"> </text:span><text:span text:style-name="T154">Datenbankentwurfs</text:span><text:span text:style-name="T232"> </text:span><text:span text:style-name="T140">interpretieren,</text:span><text:span text:style-name="T185"> </text:span></text:p>
        </text:list-item>
        <text:list-item>
          <text:p text:style-name="P13"><text:span text:style-name="T152">eine</text:span><text:span text:style-name="T180"> </text:span><text:span text:style-name="T154">Abfragesprache</text:span><text:span text:style-name="T185"> </text:span><text:span text:style-name="T140">auf</text:span><text:span text:style-name="T228"> </text:span><text:span text:style-name="T140">Datenbanken</text:span><text:span text:style-name="T203"> </text:span><text:span text:style-name="T140">anwenden,</text:span><text:span text:style-name="T197"> </text:span></text:p>
        </text:list-item>
        <text:list-item>
          <text:p text:style-name="P13"><text:span text:style-name="T152">Datenbankstrukturen</text:span><text:span text:style-name="T227"> </text:span><text:span text:style-name="T152">hinsichtlich</text:span><text:span text:style-name="T226"> </text:span><text:span text:style-name="T140">ihrer</text:span><text:span text:style-name="T227"> </text:span><text:span text:style-name="T154">Integrität</text:span><text:span text:style-name="T204"> </text:span><text:span text:style-name="T140">bewerten</text:span><text:span text:style-name="T226"> </text:span><text:span text:style-name="T152">sowie</text:span><text:span text:style-name="T236"> </text:span></text:p>
        </text:list-item>
        <text:list-item>
          <text:p text:style-name="P13"><text:span text:style-name="T154">Datenbanklösungen</text:span><text:span text:style-name="T230"> </text:span><text:span text:style-name="T168">planen</text:span><text:span text:style-name="T230"> </text:span><text:span text:style-name="T168">und</text:span><text:span text:style-name="T238"> </text:span><text:span text:style-name="T154">realisieren</text:span><text:span text:style-name="T152">.</text:span></text:p>
        </text:list-item>
      </text:list>
      <text:p text:style-name="P2"><text:span text:style-name="T11"/></text:p>
      <text:p text:style-name="P2"><text:soft-page-break/><text:span text:style-name="T11"/></text:p>
      <text:p text:style-name="P9"><text:span text:style-name="T1">Im</text:span><text:span text:style-name="T28"> </text:span>Bereich<text:span text:style-name="T85"> </text:span><text:span text:style-name="T8">Softwareentwicklung</text:span><text:span text:style-name="T43"> </text:span><text:span text:style-name="T11">kennen</text:span><text:span text:style-name="T31"> </text:span><text:span text:style-name="T17">und</text:span><text:span text:style-name="T42"> </text:span><text:span text:style-name="T11">verstehen</text:span><text:span text:style-name="T84"> </text:span><text:span text:style-name="T1">die</text:span><text:span text:style-name="T100"> </text:span><text:span text:style-name="T11">Absolventinnen</text:span><text:span text:style-name="T84"> </text:span><text:span text:style-name="T11">und</text:span><text:span text:style-name="T100"> </text:span><text:span text:style-name="T11">Absolventen</text:span><text:span text:style-name="T100"> </text:span></text:p>
      <text:list xml:id="list918739404" text:style-name="L6">
        <text:list-item>
          <text:p text:style-name="P14"><text:span text:style-name="T140">die</text:span><text:span text:style-name="T196"> </text:span><text:span text:style-name="T152">gängigsten</text:span><text:span text:style-name="T210"> </text:span><text:span text:style-name="T168">Standardalgorithmen</text:span><text:span text:style-name="T239"> </text:span><text:span text:style-name="T152">und</text:span><text:span text:style-name="T239"> </text:span><text:span text:style-name="T154">Datenstrukturen</text:span><text:span text:style-name="T186"> </text:span><text:span text:style-name="T152">sowie</text:span><text:span text:style-name="T186"> </text:span></text:p>
        </text:list-item>
        <text:list-item>
          <text:p text:style-name="P14"><text:span text:style-name="T140">deren</text:span><text:span text:style-name="T239"> </text:span><text:span text:style-name="T152">Anwendungsbereiche</text:span><text:span text:style-name="T241"> </text:span><text:span text:style-name="T152">und</text:span><text:span text:style-name="T241"> </text:span></text:p>
        </text:list-item>
        <text:list-item>
          <text:p text:style-name="P14"><text:span text:style-name="T152">können</text:span><text:span text:style-name="T242"> </text:span><text:span text:style-name="T152">relevante</text:span><text:span text:style-name="T171"> </text:span><text:span text:style-name="T168">Informationen</text:span><text:span text:style-name="T172"> </text:span><text:span text:style-name="T142">aus</text:span><text:span text:style-name="T172"> </text:span><text:span text:style-name="T168">Entwickler-</text:span><text:span text:style-name="T233"> </text:span><text:span text:style-name="T158">und</text:span><text:span text:style-name="T235"> </text:span><text:span text:style-name="T168">Benutzerdokumentation</text:span><text:span text:style-name="T172"> </text:span><text:span text:style-name="T168">entnehmen</text:span><text:span text:style-name="T140">.</text:span><text:span text:style-name="T232"> </text:span></text:p>
        </text:list-item>
        <text:list-item>
          <text:p text:style-name="P14"><text:span text:style-name="T140">Sie</text:span><text:span text:style-name="T171"> </text:span><text:span text:style-name="T152">können</text:span><text:span text:style-name="T206"> </text:span><text:span text:style-name="T152">Sprachmittel</text:span><text:span text:style-name="T221"> </text:span><text:span text:style-name="T140">der</text:span><text:span text:style-name="T155"> </text:span><text:span text:style-name="T168">Objektorientierung</text:span><text:span text:style-name="T221"> </text:span><text:span text:style-name="T140">einer</text:span><text:span text:style-name="T156"> </text:span><text:span text:style-name="T152">Programmiersprache</text:span><text:span text:style-name="T155"> </text:span><text:span text:style-name="T140">auf</text:span><text:span text:style-name="T221"> </text:span><text:span text:style-name="T140">eine</text:span><text:span text:style-name="T145"> </text:span><text:span text:style-name="T152">Aufgabenstellung</text:span><text:span text:style-name="T221"> </text:span><text:span text:style-name="T140">anwenden,</text:span><text:span text:style-name="T243"> </text:span></text:p>
        </text:list-item>
        <text:list-item>
          <text:p text:style-name="P14"><text:span text:style-name="T154">fachspezifische</text:span><text:span text:style-name="T147"> </text:span><text:span text:style-name="T154">Algorithmen</text:span><text:span text:style-name="T145"> </text:span><text:span text:style-name="T152">auswählen</text:span><text:span text:style-name="T221"> </text:span><text:span text:style-name="T152">und</text:span><text:span text:style-name="T156"> </text:span><text:span text:style-name="T140">einsetzen,</text:span><text:span text:style-name="T212"> </text:span></text:p>
        </text:list-item>
        <text:list-item>
          <text:p text:style-name="P14"><text:span text:style-name="T152">Algorithmen</text:span><text:span text:style-name="T221"> </text:span><text:span text:style-name="T152">und</text:span><text:span text:style-name="T156"> </text:span><text:span text:style-name="T140">Datenstrukturen</text:span><text:span text:style-name="T156"> </text:span><text:span text:style-name="T140">hinsichtlich</text:span><text:span text:style-name="T219"> </text:span><text:span text:style-name="T154">Laufzeit</text:span><text:span text:style-name="T216"> </text:span><text:span text:style-name="T154">und</text:span><text:span text:style-name="T190"> </text:span><text:span text:style-name="T168">Speicherbedarf</text:span><text:span text:style-name="T237"> </text:span><text:span text:style-name="T140">abschätzen</text:span></text:p>
        </text:list-item>
        <text:list-item>
          <text:p text:style-name="P14"><text:span text:style-name="T214"><text:s/></text:span><text:span text:style-name="T152">sowie</text:span><text:span text:style-name="T193"> </text:span><text:span text:style-name="T140">Software</text:span><text:span text:style-name="T188"> </text:span><text:span text:style-name="T140">nach</text:span><text:span text:style-name="T193"> </text:span><text:span text:style-name="T140">modernen</text:span><text:span text:style-name="T193"> </text:span><text:span text:style-name="T168">Vorgehensmodellen</text:span><text:span text:style-name="T214"> </text:span><text:span text:style-name="T152">entwickeln.</text:span></text:p>
        </text:list-item>
      </text:list>
      <text:p text:style-name="P9"><text:span text:style-name="T11"/></text:p>
      <text:p text:style-name="P9"><text:span text:style-name="T11"/></text:p>
      <text:p text:style-name="P11"><text:span text:style-name="T1">Im</text:span><text:span text:style-name="T17"> </text:span>Bereich<text:span text:style-name="T57"> </text:span><text:span text:style-name="T8">Hardwarenahe</text:span><text:span text:style-name="T56"> </text:span><text:span text:style-name="T8">Programmentwicklung</text:span><text:span text:style-name="T110"> </text:span><text:span text:style-name="T11">kennen</text:span><text:span text:style-name="T1"> </text:span><text:span text:style-name="T11">und</text:span><text:span text:style-name="T113"> </text:span><text:span text:style-name="T11">verstehen</text:span><text:span text:style-name="T55"> </text:span>die<text:span text:style-name="T114"> </text:span><text:span text:style-name="T11">Absolventinnen</text:span><text:span text:style-name="T53"> </text:span><text:span text:style-name="T11">und</text:span><text:span text:style-name="T116"> </text:span><text:span text:style-name="T11">Absolventen</text:span><text:span text:style-name="T82"> </text:span><text:span text:style-name="T11">Strukturen</text:span><text:span text:style-name="T16"> </text:span><text:span text:style-name="T11">von</text:span><text:span text:style-name="T82"> </text:span><text:span text:style-name="T11">Mikrocontrollerprogrammen</text:span><text:span text:style-name="T82"> </text:span><text:span text:style-name="T11">sowie</text:span><text:span text:style-name="T16"> </text:span><text:span text:style-name="T11">ihr</text:span><text:span text:style-name="T15"> </text:span><text:span text:style-name="T11">Zusammenwirken</text:span><text:span text:style-name="T82"> </text:span><text:span text:style-name="T11">innerhalb</text:span><text:span text:style-name="T82"> </text:span>eines<text:span text:style-name="T117"> </text:span><text:span text:style-name="T11">Systems</text:span><text:span text:style-name="T17"> </text:span><text:span text:style-name="T11">und</text:span><text:span text:style-name="T17"> </text:span><text:span text:style-name="T11">können</text:span><text:span text:style-name="T17"> </text:span>Software<text:span text:style-name="T17"> </text:span><text:span text:style-name="T11">für</text:span><text:span text:style-name="T17"> </text:span>Mikrocontroller<text:span text:style-name="T17"> </text:span>bzw.<text:span text:style-name="T118"> </text:span><text:span text:style-name="T11">-systeme</text:span><text:span text:style-name="T17"> </text:span>erstellen,<text:span text:style-name="T17"> </text:span><text:span text:style-name="T1">in</text:span><text:span text:style-name="T52"> </text:span>Betrieb <text:span text:style-name="T11">nehmen,</text:span> testen<text:span text:style-name="T17"> </text:span><text:span text:style-name="T11">und</text:span><text:span text:style-name="T119"> </text:span><text:span text:style-name="T11">dokumentieren</text:span><text:span text:style-name="T104"> </text:span><text:span text:style-name="T11">sowie</text:span><text:span text:style-name="T46"> </text:span><text:span text:style-name="T11">hardwarenahe</text:span><text:span text:style-name="T77"> </text:span><text:span text:style-name="T11">Programmteile</text:span><text:span text:style-name="T46"> </text:span><text:span text:style-name="T11">hinsichtlich</text:span><text:span text:style-name="T104"> </text:span><text:span text:style-name="T1">Code-</text:span><text:span text:style-name="T50"> </text:span><text:span text:style-name="T17">und</text:span><text:span text:style-name="T47"> </text:span><text:span text:style-name="T11">Laufzeiteffizienz</text:span><text:span text:style-name="T77"> </text:span><text:span text:style-name="T11">evaluieren.</text:span></text:p>
      <text:p text:style-name="P11"><text:span text:style-name="T11"/></text:p>
      <text:p text:style-name="P11"><text:span text:style-name="T11"/></text:p>
      <text:p text:style-name="P4"><text:span text:style-name="T1">Im</text:span><text:span text:style-name="T57"> </text:span>Bereich<text:span text:style-name="T114"> </text:span><text:span text:style-name="T8">Web-</text:span><text:span text:style-name="T121"> </text:span><text:span text:style-name="T12">und</text:span><text:span text:style-name="T115"> </text:span><text:span text:style-name="T8">Netzwerkprogrammierung</text:span><text:span text:style-name="T123"> </text:span>verstehen<text:span text:style-name="T118"> </text:span>die<text:span text:style-name="T120"> </text:span><text:span text:style-name="T11">Absolventinnen</text:span><text:span text:style-name="T122"> </text:span><text:span text:style-name="T17">und</text:span><text:span text:style-name="T122"> </text:span>Absolventen<text:span text:style-name="T95"> </text:span>den<text:span text:style-name="T109"> </text:span></text:p>
      <text:list xml:id="list1077772759" text:style-name="L7">
        <text:list-item>
          <text:p text:style-name="P18"><text:span text:style-name="T152">Unterschied</text:span><text:span text:style-name="T165"> </text:span><text:span text:style-name="T140">zwischen</text:span><text:span text:style-name="T165"> </text:span><text:span text:style-name="T168">client-</text:span><text:span text:style-name="T164"> </text:span><text:span text:style-name="T158">und</text:span><text:span text:style-name="T170"> </text:span><text:span text:style-name="T168">serverseitigen</text:span><text:span text:style-name="T166"> </text:span><text:span text:style-name="T140">Technologien</text:span><text:span text:style-name="T163"> </text:span><text:span text:style-name="T152">und</text:span><text:span text:style-name="T169"> </text:span></text:p>
        </text:list-item>
        <text:list-item>
          <text:p text:style-name="P18"><text:span text:style-name="T152">kennen</text:span><text:span text:style-name="T246"> </text:span><text:span text:style-name="T140">aktuelle</text:span><text:span text:style-name="T174"> </text:span><text:span text:style-name="T140">Vertreter</text:span><text:span text:style-name="T165"> </text:span><text:span text:style-name="T140">beider</text:span><text:span text:style-name="T247"> </text:span><text:span text:style-name="T140">Bereiche.</text:span><text:span text:style-name="T163"> </text:span></text:p>
        </text:list-item>
        <text:list-item>
          <text:p text:style-name="P18"><text:span text:style-name="T140">Sie</text:span><text:span text:style-name="T165"> </text:span><text:span text:style-name="T152">können</text:span><text:span text:style-name="T244"> </text:span><text:span text:style-name="T140">den</text:span><text:span text:style-name="T169"> </text:span><text:span text:style-name="T168">Aufbau</text:span><text:span text:style-name="T175"> </text:span><text:span text:style-name="T158">und</text:span><text:span text:style-name="T164"> </text:span><text:span text:style-name="T168">das</text:span><text:span text:style-name="T166"> </text:span><text:span text:style-name="T168">ergonomische</text:span><text:span text:style-name="T164"> </text:span><text:span text:style-name="T168">Design</text:span><text:span text:style-name="T175"> </text:span><text:span text:style-name="T154">von</text:span><text:span text:style-name="T245"> </text:span><text:span text:style-name="T168">Webseiten</text:span><text:span text:style-name="T175"> </text:span><text:span text:style-name="T154">gestalten</text:span><text:span text:style-name="T152">,</text:span></text:p>
        </text:list-item>
        <text:list-item>
          <text:p text:style-name="P18"><text:span text:style-name="T152">unterschiedliche</text:span><text:span text:style-name="T232"> </text:span><text:span text:style-name="T168">Authentifizierungsmechanismen</text:span><text:span text:style-name="T223"> </text:span><text:span text:style-name="T140">hinsichtlich</text:span><text:span text:style-name="T223"> </text:span><text:span text:style-name="T140">ihrer</text:span><text:span text:style-name="T171"> </text:span><text:span text:style-name="T140">Eignung</text:span><text:span text:style-name="T232"> </text:span><text:span text:style-name="T157">für</text:span><text:span text:style-name="T234"> </text:span><text:span text:style-name="T152">konkrete</text:span><text:span text:style-name="T248"> </text:span><text:span text:style-name="T152">Aufgabenstellungen</text:span><text:span text:style-name="T183"> </text:span><text:span text:style-name="T140">bewerten,</text:span><text:span text:style-name="T203"> </text:span></text:p>
        </text:list-item>
        <text:list-item>
          <text:p text:style-name="P18"><text:span text:style-name="T140">Teilfunktionalitäten</text:span><text:span text:style-name="T183"> </text:span><text:span text:style-name="T140">auf</text:span><text:span text:style-name="T226"> </text:span><text:span text:style-name="T152">geeignete</text:span><text:span text:style-name="T204"> </text:span><text:span text:style-name="T140">Knoten</text:span><text:span text:style-name="T177"> </text:span><text:span text:style-name="T140">eines</text:span><text:span text:style-name="T226"> </text:span><text:span text:style-name="T140">verteilten</text:span><text:span text:style-name="T226"> </text:span><text:span text:style-name="T152">Systems</text:span><text:span text:style-name="T249"> </text:span><text:span text:style-name="T152">anordnen,</text:span><text:span text:style-name="T191"> </text:span></text:p>
        </text:list-item>
        <text:list-item>
          <text:p text:style-name="P18"><text:span text:style-name="T168">Server</text:span><text:span text:style-name="T192"> </text:span><text:span text:style-name="T168">einrichten</text:span><text:span text:style-name="T250"> </text:span><text:span text:style-name="T152">und</text:span><text:span text:style-name="T250"> </text:span><text:span text:style-name="T140">diese</text:span><text:span text:style-name="T188"> </text:span><text:span text:style-name="T152">innerhalb</text:span><text:span text:style-name="T250"> </text:span><text:span text:style-name="T140">eines</text:span><text:span text:style-name="T251"> </text:span><text:span text:style-name="T152">vorgegebenen</text:span><text:span text:style-name="T188"> </text:span><text:span text:style-name="T140">Netzwerkes</text:span><text:span text:style-name="T188"> </text:span><text:span text:style-name="T152">zur</text:span><text:span text:style-name="T191"> </text:span><text:span text:style-name="T140">Verfügung</text:span><text:span text:style-name="T250"> </text:span><text:span text:style-name="T152">stellen.</text:span></text:p>
        </text:list-item>
      </text:list>
      <text:p text:style-name="P4"><text:span text:style-name="T11"/></text:p>
      <text:p text:style-name="P4"><text:span text:style-name="T11"/></text:p>
      <text:p text:style-name="P10"><text:span text:style-name="T1">Im</text:span><text:span text:style-name="T128"> </text:span>Bereich<text:span text:style-name="T17"> </text:span><text:span text:style-name="T8">Datensicherheit</text:span><text:span text:style-name="T56"> </text:span>kennen<text:span text:style-name="T79"> </text:span>die<text:span text:style-name="T1"> </text:span><text:span text:style-name="T11">Absolventinnen</text:span><text:span text:style-name="T79"> </text:span><text:span text:style-name="T11">und</text:span><text:span text:style-name="T1"> </text:span>Absolventen<text:span text:style-name="T17"> </text:span></text:p>
      <text:list xml:id="list3337085056" text:style-name="L8">
        <text:list-item>
          <text:p text:style-name="P17"><text:span text:style-name="T140">die</text:span><text:span text:style-name="T157"> </text:span><text:span text:style-name="T140">relevanten</text:span><text:span text:style-name="T157"> </text:span><text:span text:style-name="T140">rechtlichen</text:span><text:span text:style-name="T187"> </text:span><text:span text:style-name="T152">Rahmenbedingungen</text:span><text:span text:style-name="T212"> </text:span><text:span text:style-name="T157">für</text:span><text:span text:style-name="T212"> </text:span><text:span text:style-name="T141">den</text:span><text:span text:style-name="T145"> </text:span><text:span text:style-name="T140">Betrieb</text:span><text:span text:style-name="T212"> </text:span><text:span text:style-name="T152">von</text:span><text:span text:style-name="T155"> </text:span><text:span text:style-name="T140">EDV-Anlagen</text:span><text:span text:style-name="T149"> </text:span><text:span text:style-name="T152">sowie</text:span><text:span text:style-name="T161"> </text:span></text:p>
        </text:list-item>
        <text:list-item>
          <text:p text:style-name="P17"><text:span text:style-name="T152">für</text:span><text:span text:style-name="T212"> </text:span><text:span text:style-name="T140">die</text:span><text:span text:style-name="T145"> </text:span><text:span text:style-name="T140">Verwendung</text:span><text:span text:style-name="T145"> </text:span><text:span text:style-name="T152">von</text:span><text:span text:style-name="T252"> </text:span><text:span text:style-name="T140">personenbezogenen</text:span><text:span text:style-name="T253"> </text:span><text:span text:style-name="T140">Daten</text:span><text:span text:style-name="T244"> </text:span><text:span text:style-name="T157">und</text:span><text:span text:style-name="T246"> </text:span><text:span text:style-name="T152">können</text:span><text:span text:style-name="T254"> </text:span><text:span text:style-name="T140">Maßnahmen</text:span><text:span text:style-name="T246"> </text:span><text:span text:style-name="T140">zum</text:span><text:span text:style-name="T253"> </text:span><text:span text:style-name="T152">Schutz</text:span><text:span text:style-name="T254"> </text:span><text:span text:style-name="T140">sensibler</text:span><text:span text:style-name="T244"> </text:span><text:span text:style-name="T140">Daten</text:span><text:span text:style-name="T253"> </text:span><text:span text:style-name="T140">planen</text:span><text:span text:style-name="T254"> </text:span><text:span text:style-name="T152">und</text:span><text:span text:style-name="T151"> </text:span><text:span text:style-name="T152">implementieren.</text:span><text:span text:style-name="T197"> </text:span></text:p>
        </text:list-item>
        <text:list-item>
          <text:p text:style-name="P17"><text:span text:style-name="T140">Sie</text:span><text:span text:style-name="T143"> </text:span><text:span text:style-name="T140">können</text:span><text:span text:style-name="T143"> </text:span><text:span text:style-name="T140">bestehende</text:span><text:span text:style-name="T197"> </text:span><text:span text:style-name="T152">Systeme</text:span><text:span text:style-name="T197"> </text:span><text:span text:style-name="T140">auf</text:span><text:span text:style-name="T143"> </text:span><text:span text:style-name="T168">Schwachstellen</text:span><text:span text:style-name="T197"> </text:span><text:span text:style-name="T140">hinsichtlich</text:span><text:span text:style-name="T143"> </text:span><text:span text:style-name="T140">Datensicherheit</text:span><text:span text:style-name="T200"> </text:span><text:span text:style-name="T152">und</text:span><text:span text:style-name="T255"> </text:span><text:span text:style-name="T152">Datenschutz</text:span><text:span text:style-name="T193"> </text:span><text:span text:style-name="T140">analysieren</text:span><text:span text:style-name="T214"> </text:span><text:span text:style-name="T140">sowie</text:span><text:span text:style-name="T188"> </text:span></text:p>
        </text:list-item>
        <text:list-item>
          <text:p text:style-name="P17"><text:span text:style-name="T140">Methoden</text:span><text:span text:style-name="T214"> </text:span><text:span text:style-name="T140">der</text:span><text:span text:style-name="T188"> </text:span><text:span text:style-name="T154">Datensicherung</text:span><text:span text:style-name="T193"> </text:span><text:span text:style-name="T140">technisch</text:span><text:span text:style-name="T214"> </text:span><text:span text:style-name="T152">und</text:span><text:span text:style-name="T188"> </text:span><text:span text:style-name="T140">organisatorisch</text:span><text:span text:style-name="T193"> </text:span><text:span text:style-name="T152">umsetzen.</text:span></text:p>
        </text:list-item>
      </text:list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Open Sans" svg:font-family="'Ope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körper" style:family="paragraph" style:parent-style-name="Standard" style:default-outline-level="">
      <style:paragraph-properties fo:margin-left="0.18cm" fo:margin-right="0.206cm" fo:margin-top="0.139cm" fo:margin-bottom="0cm" loext:contextual-spacing="false" fo:line-height="95%" fo:text-align="justify" style:justify-single-word="false" fo:text-indent="0.697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Überschrift_20_3" style:display-name="Überschrift 3" style:family="paragraph" style:parent-style-name="Standard" style:default-outline-level="4" style:list-style-name="">
      <style:paragraph-properties fo:margin-left="0.18cm" fo:margin-right="0cm" fo:margin-top="0.123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/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creation-date>2018-02-17T14:48:36.044728805</meta:creation-date>
    <meta:editing-cycles>2</meta:editing-cycles>
    <meta:editing-duration>PT49M3S</meta:editing-duration>
    <dc:date>2018-02-17T15:37:38.231031735</dc:date>
    <meta:document-statistic meta:table-count="0" meta:image-count="0" meta:object-count="0" meta:page-count="2" meta:paragraph-count="45" meta:word-count="434" meta:character-count="3787" meta:non-whitespace-character-count="339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8-02-17T14:48:35.230699696"/>
  </office:meta>
</office:document-meta>
</file>